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paragraph-properties fo:text-align="end" style:justify-single-word="false"/>
    </style:style>
    <style:style style:family="paragraph" style:name="P7" style:parent-style-name="Standard">
      <style:text-properties fo:font-weight="normal" style:font-weight-asian="normal" style:font-weight-complex="normal" style:text-underline-style="none"/>
    </style:style>
    <style:style style:family="paragraph" style:list-style-name="L1" style:name="P8" style:parent-style-name="UrbanBody"/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graphic" style:name="fr2" style:parent-style-name="Frame">
      <style:graphic-properties fo:border="none" fo:padding="0cm" style:horizontal-pos="from-left" style:horizontal-rel="paragraph" style:shadow="none" style:vertical-pos="from-top" style:vertical-rel="paragrap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name="Cadre2" draw:style-name="fr1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9"><text:span text:style-name="T6">do text</text:span></text:p><text:p text:style-name="P9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5"/>
      <text:p text:style-name="P5"/>
      <text:p text:style-name="P5"/>
      <text:p text:style-name="P5"><draw:frame draw:name="Cadre1" draw:style-name="fr2" draw:z-index="0" svg:height="2.829cm" svg:width="7.631cm" svg:x="7.77cm" svg:y="0.24cm" text:anchor-type="paragraph"><draw:text-box><text:p text:style-name="P3">&lt;%TitreNomPrenom%&gt;<text:line-break/>&lt;%AdresseLigne1%&gt;<text:line-break/>&lt;%AdresseLigne2%&gt;</text:p><text:p text:style-name="P4">RECOMMANDE</text:p><text:p text:style-name="Standard"/><text:p text:style-name="Standard"/><text:p text:style-name="Standard"/><text:p text:style-name="Standard"/><text:p text:style-name="Standard"/><text:p text:style-name="P7"><text:text-input text:description="Riverains">urbanEventObj.RecipientsCadastreCSV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UrbanBody"/>
      <text:p text:style-name="UrbanBody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UrbanBody"/>
      <text:p text:style-name="UrbanBody"><text:span text:style-name="T3"><office:annotation><dc:creator>Gauthier Bastien</dc:creator><dc:date>2011-01-13T14:56:41</dc:date><text:p text:style-name="P9"><text:span text:style-name="T6">do text</text:span></text:p><text:p text:style-name="P9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9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9"><text:span text:style-name="T6">do text if len(self.getApplicants()) &gt; 1</text:span></text:p></office:annotation>ont introduit une demande de permis d’urbanisme ayant trait à un bien sis à <text:text-input text:description="Emplacement des travaux">self.getWorkLocationSignaletic()</text:text-input> et cadastré <text:text-input text:description="Cadastre">licence_view.get_parcels()</text:text-input> 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9"><text:span text:style-name="T6">do text if not len(self.getApplicants()) &gt; 1</text:span></text:p></office:annotation>a introduit une demande de permis d’urbanisme ayant trait à un bien sis à <text:text-input text:description="Emplacement des travaux">self.getWorkLocationSignaletic()</text:text-input> et cadastré <text:text-input text:description="Cadastre">licence_view.get_parcels()</text:text-input> 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9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9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29078936">
          <text:list-item>
            <text:p text:style-name="P8"><office:annotation><dc:creator>Stéphan Geulette</dc:creator><dc:date>2011-04-11T21:05:37</dc:date><text:p text:style-name="P9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9"><text:span text:style-name="T6">do text</text:span></text:p><text:p text:style-name="P9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9"><text:span text:style-name="T6">do text if urbanEventObj.getClaimsDate()</text:span></text:p></office:annotation></text:span><text:span text:style-name="T4">Les réclamations et observations orales peuvent être formulées le </text:span><text:soft-page-break/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text:line-break/></text:span><text:span text:style-name="T4"><office:annotation><dc:creator>Gauthier Bastien</dc:creator><dc:date>2011-02-25T11:04:01</dc:date><text:p text:style-name="P9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6">do text</text:span></text:p><text:p text:style-name="P9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paragraph-properties fo:text-align="end" style:justify-single-word="false"/>
    </style:style>
    <style:style style:family="paragraph" style:name="P7" style:parent-style-name="Standard">
      <style:text-properties fo:font-weight="normal" style:font-weight-asian="normal" style:font-weight-complex="normal" style:text-underline-style="none"/>
    </style:style>
    <style:style style:family="paragraph" style:list-style-name="L1" style:name="P8" style:parent-style-name="UrbanBody"/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graphic" style:name="fr2" style:parent-style-name="Frame">
      <style:graphic-properties fo:border="none" fo:padding="0cm" style:horizontal-pos="from-left" style:horizontal-rel="paragraph" style:shadow="none" style:vertical-pos="from-top" style:vertical-rel="paragrap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name="Cadre2" draw:style-name="fr1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9"><text:span text:style-name="T6">do text</text:span></text:p><text:p text:style-name="P9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5"/>
      <text:p text:style-name="P5"/>
      <text:p text:style-name="P5"/>
      <text:p text:style-name="P5"><draw:frame draw:name="Cadre1" draw:style-name="fr2" draw:z-index="0" svg:height="2.829cm" svg:width="7.631cm" svg:x="7.77cm" svg:y="0.24cm" text:anchor-type="paragraph"><draw:text-box><text:p text:style-name="P3">&lt;%TitreNomPrenom%&gt;<text:line-break/>&lt;%AdresseLigne1%&gt;<text:line-break/>&lt;%AdresseLigne2%&gt;</text:p><text:p text:style-name="P4">RECOMMANDE</text:p><text:p text:style-name="Standard"/><text:p text:style-name="Standard"/><text:p text:style-name="Standard"/><text:p text:style-name="Standard"/><text:p text:style-name="Standard"/><text:p text:style-name="P7"><text:text-input text:description="Riverains">urbanEventObj.RecipientsCadastreCSV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UrbanBody"/>
      <text:p text:style-name="UrbanBody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UrbanBody"/>
      <text:p text:style-name="UrbanBody"><text:span text:style-name="T3"><office:annotation><dc:creator>Gauthier Bastien</dc:creator><dc:date>2011-01-13T14:56:41</dc:date><text:p text:style-name="P9"><text:span text:style-name="T6">do text</text:span></text:p><text:p text:style-name="P9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9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9"><text:span text:style-name="T6">do text if len(self.getApplicants()) &gt; 1</text:span></text:p></office:annotation>ont introduit une demande de permis d’urbanisme ayant trait à un bien sis à <text:text-input text:description="Emplacement des travaux">self.getWorkLocationSignaletic()</text:text-input> et cadastré <text:text-input text:description="Cadastre">licence_view.get_parcels()</text:text-input> 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9"><text:span text:style-name="T6">do text if not len(self.getApplicants()) &gt; 1</text:span></text:p></office:annotation>a introduit une demande de permis d’urbanisme ayant trait à un bien sis à <text:text-input text:description="Emplacement des travaux">self.getWorkLocationSignaletic()</text:text-input> et cadastré <text:text-input text:description="Cadastre">licence_view.get_parcels()</text:text-input> 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9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9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29078936">
          <text:list-item>
            <text:p text:style-name="P8"><office:annotation><dc:creator>Stéphan Geulette</dc:creator><dc:date>2011-04-11T21:05:37</dc:date><text:p text:style-name="P9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9"><text:span text:style-name="T6">do text</text:span></text:p><text:p text:style-name="P9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9"><text:span text:style-name="T6">do text if urbanEventObj.getClaimsDate()</text:span></text:p></office:annotation></text:span><text:span text:style-name="T4">Les réclamations et observations orales peuvent être formulées le </text:span><text:soft-page-break/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text:line-break/></text:span><text:span text:style-name="T4"><office:annotation><dc:creator>Gauthier Bastien</dc:creator><dc:date>2011-02-25T11:04:01</dc:date><text:p text:style-name="P9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6">do text</text:span></text:p><text:p text:style-name="P9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paragraph-properties fo:text-align="end" style:justify-single-word="false"/>
    </style:style>
    <style:style style:family="paragraph" style:name="P7" style:parent-style-name="Standard">
      <style:text-properties fo:font-weight="normal" style:font-weight-asian="normal" style:font-weight-complex="normal" style:text-underline-style="none"/>
    </style:style>
    <style:style style:family="paragraph" style:list-style-name="L1" style:name="P8" style:parent-style-name="UrbanBody"/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graphic" style:name="fr2" style:parent-style-name="Frame">
      <style:graphic-properties fo:border="none" fo:padding="0cm" style:horizontal-pos="from-left" style:horizontal-rel="paragraph" style:shadow="none" style:vertical-pos="from-top" style:vertical-rel="paragrap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name="Cadre2" draw:style-name="fr1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9"><text:span text:style-name="T6">do text</text:span></text:p><text:p text:style-name="P9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5"/>
      <text:p text:style-name="P5"/>
      <text:p text:style-name="P5"/>
      <text:p text:style-name="P5"><draw:frame draw:name="Cadre1" draw:style-name="fr2" draw:z-index="0" svg:height="2.829cm" svg:width="7.631cm" svg:x="7.77cm" svg:y="0.24cm" text:anchor-type="paragraph"><draw:text-box><text:p text:style-name="P3">&lt;%TitreNomPrenom%&gt;<text:line-break/>&lt;%AdresseLigne1%&gt;<text:line-break/>&lt;%AdresseLigne2%&gt;</text:p><text:p text:style-name="P4">RECOMMANDE</text:p><text:p text:style-name="Standard"/><text:p text:style-name="Standard"/><text:p text:style-name="Standard"/><text:p text:style-name="Standard"/><text:p text:style-name="Standard"/><text:p text:style-name="P7"><text:text-input text:description="Riverains">urbanEventObj.RecipientsCadastreCSV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UrbanBody"/>
      <text:p text:style-name="UrbanBody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UrbanBody"/>
      <text:p text:style-name="UrbanBody"><text:span text:style-name="T3"><office:annotation><dc:creator>Gauthier Bastien</dc:creator><dc:date>2011-01-13T14:56:41</dc:date><text:p text:style-name="P9"><text:span text:style-name="T6">do text</text:span></text:p><text:p text:style-name="P9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9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9"><text:span text:style-name="T6">do text if len(self.getApplicants()) &gt; 1</text:span></text:p></office:annotation>ont introduit une demande de permis d’urbanisme ayant trait à un bien sis à <text:text-input text:description="Emplacement des travaux">self.getWorkLocationSignaletic()</text:text-input> et cadastré <text:text-input text:description="Cadastre">licence_view.get_parcels()</text:text-input> 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9"><text:span text:style-name="T6">do text if not len(self.getApplicants()) &gt; 1</text:span></text:p></office:annotation>a introduit une demande de permis d’urbanisme ayant trait à un bien sis à <text:text-input text:description="Emplacement des travaux">self.getWorkLocationSignaletic()</text:text-input> et cadastré <text:text-input text:description="Cadastre">licence_view.get_parcels()</text:text-input> 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9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9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29078936">
          <text:list-item>
            <text:p text:style-name="P8"><office:annotation><dc:creator>Stéphan Geulette</dc:creator><dc:date>2011-04-11T21:05:37</dc:date><text:p text:style-name="P9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9"><text:span text:style-name="T6">do text</text:span></text:p><text:p text:style-name="P9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9"><text:span text:style-name="T6">do text if urbanEventObj.getClaimsDate()</text:span></text:p></office:annotation></text:span><text:span text:style-name="T4">Les réclamations et observations orales peuvent être formulées le </text:span><text:soft-page-break/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text:line-break/></text:span><text:span text:style-name="T4"><office:annotation><dc:creator>Gauthier Bastien</dc:creator><dc:date>2011-02-25T11:04:01</dc:date><text:p text:style-name="P9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6">do text</text:span></text:p><text:p text:style-name="P9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paragraph-properties fo:text-align="end" style:justify-single-word="false"/>
    </style:style>
    <style:style style:family="paragraph" style:name="P7" style:parent-style-name="Standard">
      <style:text-properties fo:font-weight="normal" style:font-weight-asian="normal" style:font-weight-complex="normal" style:text-underline-style="none"/>
    </style:style>
    <style:style style:family="paragraph" style:list-style-name="L1" style:name="P8" style:parent-style-name="UrbanBody"/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graphic" style:name="fr2" style:parent-style-name="Frame">
      <style:graphic-properties fo:border="none" fo:padding="0cm" style:horizontal-pos="from-left" style:horizontal-rel="paragraph" style:shadow="none" style:vertical-pos="from-top" style:vertical-rel="paragrap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name="Cadre2" draw:style-name="fr1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9"><text:span text:style-name="T6">do text</text:span></text:p><text:p text:style-name="P9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5"/>
      <text:p text:style-name="P5"/>
      <text:p text:style-name="P5"/>
      <text:p text:style-name="P5"><draw:frame draw:name="Cadre1" draw:style-name="fr2" draw:z-index="0" svg:height="2.829cm" svg:width="7.631cm" svg:x="7.77cm" svg:y="0.24cm" text:anchor-type="paragraph"><draw:text-box><text:p text:style-name="P3">&lt;%TitreNomPrenom%&gt;<text:line-break/>&lt;%AdresseLigne1%&gt;<text:line-break/>&lt;%AdresseLigne2%&gt;</text:p><text:p text:style-name="P4">RECOMMANDE</text:p><text:p text:style-name="Standard"/><text:p text:style-name="Standard"/><text:p text:style-name="Standard"/><text:p text:style-name="Standard"/><text:p text:style-name="Standard"/><text:p text:style-name="P7"><text:text-input text:description="Riverains">urbanEventObj.RecipientsCadastreCSV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UrbanBody"/>
      <text:p text:style-name="UrbanBody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UrbanBody"/>
      <text:p text:style-name="UrbanBody"><text:span text:style-name="T3"><office:annotation><dc:creator>Gauthier Bastien</dc:creator><dc:date>2011-01-13T14:56:41</dc:date><text:p text:style-name="P9"><text:span text:style-name="T6">do text</text:span></text:p><text:p text:style-name="P9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9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9"><text:span text:style-name="T6">do text if len(self.getApplicants()) &gt; 1</text:span></text:p></office:annotation>ont introduit une demande de permis d’urbanisme ayant trait à un bien sis à <text:text-input text:description="Emplacement des travaux">self.getWorkLocationSignaletic()</text:text-input> et cadastré <text:text-input text:description="Cadastre">licence_view.get_parcels()</text:text-input> 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9"><text:span text:style-name="T6">do text if not len(self.getApplicants()) &gt; 1</text:span></text:p></office:annotation>a introduit une demande de permis d’urbanisme ayant trait à un bien sis à <text:text-input text:description="Emplacement des travaux">self.getWorkLocationSignaletic()</text:text-input> et cadastré <text:text-input text:description="Cadastre">licence_view.get_parcels()</text:text-input> 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9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9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29078936">
          <text:list-item>
            <text:p text:style-name="P8"><office:annotation><dc:creator>Stéphan Geulette</dc:creator><dc:date>2011-04-11T21:05:37</dc:date><text:p text:style-name="P9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9"><text:span text:style-name="T6">do text</text:span></text:p><text:p text:style-name="P9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9"><text:span text:style-name="T6">do text if urbanEventObj.getClaimsDate()</text:span></text:p></office:annotation></text:span><text:span text:style-name="T4">Les réclamations et observations orales peuvent être formulées le </text:span><text:soft-page-break/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text:line-break/></text:span><text:span text:style-name="T4"><office:annotation><dc:creator>Gauthier Bastien</dc:creator><dc:date>2011-02-25T11:04:01</dc:date><text:p text:style-name="P9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6">do text</text:span></text:p><text:p text:style-name="P9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10-04T15:15:02</dc:date>
    <dc:language>fr-FR</dc:language>
    <meta:editing-cycles>91</meta:editing-cycles>
    <meta:editing-duration>PT44H15M28S</meta:editing-duration>
    <dc:creator>Gauthier Bastien</dc:creator>
    <meta:document-statistic meta:table-count="0" meta:image-count="0" meta:object-count="0" meta:page-count="2" meta:paragraph-count="27" meta:word-count="276" meta:character-count="2647"/>
    <meta:user-defined meta:name="Info 1"/>
    <meta:user-defined meta:name="Info 2"/>
    <meta:user-defined meta:name="Info 3"/>
    <meta:user-defined meta:name="Info 4"/>
  </office:meta>
</office:document-meta>
</file>